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a933" draw:marker-start-width="0.359cm" draw:marker-end-width="0.359cm" draw:fill-color="#ffffff" draw:textarea-horizontal-align="justify" draw:textarea-vertical-align="middle" draw:auto-grow-height="false" fo:min-height="13.12cm" fo:min-width="12.924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4.392cm" fo:min-width="7.806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svg:stroke-color="#000000" draw:fill-color="#808080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258cm" fo:min-width="0.00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</office:automatic-styles>
  <office:body>
    <office:drawing>
      <draw:page draw:name="page1" draw:style-name="dp1" draw:master-page-name="Výchozí">
        <draw:custom-shape draw:style-name="gr1" draw:text-style-name="P1" draw:layer="layout" svg:width="18.982cm" svg:height="18.90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6.61cm" svg:height="13.924cm" svg:x="2.224cm" svg:y="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3.873cm" svg:y1="3.834cm" svg:x2="13.309cm" svg:y2="19.444cm">
          <text:p/>
        </draw:line>
        <draw:line draw:style-name="gr4" draw:text-style-name="P2" draw:layer="layout" svg:x1="17.256cm" svg:y1="3.87cm" svg:x2="7.82cm" svg:y2="19.48cm">
          <text:p/>
        </draw:line>
        <draw:line draw:style-name="gr4" draw:text-style-name="P2" draw:layer="layout" svg:x1="1.327cm" svg:y1="8.072cm" svg:x2="19.624cm" svg:y2="7.964cm">
          <text:p/>
        </draw:line>
        <draw:line draw:style-name="gr5" draw:text-style-name="P2" draw:layer="layout" svg:x1="2.26cm" svg:y1="14.888cm" svg:x2="14.709cm" svg:y2="8.036cm">
          <text:p/>
        </draw:line>
        <draw:line draw:style-name="gr5" draw:text-style-name="P2" draw:layer="layout" svg:x1="6.421cm" svg:y1="8.036cm" svg:x2="18.834cm" svg:y2="14.888cm">
          <text:p/>
        </draw:line>
        <draw:custom-shape draw:style-name="gr6" draw:text-style-name="P3" draw:layer="layout" svg:width="0.718cm" svg:height="0.718cm" svg:x="1.793cm" svg:y="14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718cm" svg:height="0.718cm" svg:x="18.404cm" svg:y="14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18cm" svg:height="0.718cm" svg:x="5.991cm" svg:y="7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18cm" svg:height="0.718cm" svg:x="14.35cm" svg:y="7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18cm" svg:height="0.718cm" svg:x="8.037cm" svg:y="11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18cm" svg:height="0.718cm" svg:x="12.27cm" svg:y="11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475cm" svg:y1="1cm" svg:x2="10.583cm" svg:y2="14.924cm">
          <text:p/>
        </draw:line>
        <draw:custom-shape draw:style-name="gr8" draw:text-style-name="P1" draw:layer="layout" svg:width="0.718cm" svg:height="0.718cm" svg:x="10.153cm" svg:y="7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718cm" svg:height="0.718cm" svg:x="10.153cm" svg:y="0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718cm" svg:height="0.718cm" svg:x="10.154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18cm" svg:height="0.718cm" svg:x="3.518cm" svg:y="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18cm" svg:height="0.718cm" svg:x="1cm" svg:y="7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18cm" svg:height="0.718cm" svg:x="19.282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18cm" svg:height="0.718cm" svg:x="16.844cm" svg:y="3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718cm" svg:height="0.718cm" svg:x="13.006cm" svg:y="19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718cm" svg:height="0.718cm" svg:x="7.446cm" svg:y="19.0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05T12:19:10.354000000</meta:creation-date>
    <dc:date>2020-10-05T12:38:18.768000000</dc:date>
    <meta:editing-duration>PT8M17S</meta:editing-duration>
    <meta:editing-cycles>1</meta:editing-cycles>
    <meta:document-statistic meta:object-count="23"/>
    <meta:generator>LibreOffice/6.3.5.2$Windows_X86_64 LibreOffice_project/dd0751754f11728f69b42ee2af66670068624673</meta:generator>
  </office:meta>
</office:document-meta>
</file>